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0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Segmentação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Materialidad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equenos Municípi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aguainhga, Serra Nova Dourada, Nova Marilândia, Santa Rita do Trivelato, União do Sul, São Pedro da Cipa</text:p>
          </table:table-cell>
        </table:table-row>
        <table:table-row table:style-name="ro1">
          <table:table-cell office:value-type="string" calcext:value-type="string">
            <text:p>Vencidos em 201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ragilid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 de instituições e 5 de emend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3:48:20.624906930</meta:creation-date>
    <dc:date>2017-10-04T18:03:41.573220095</dc:date>
    <meta:editing-duration>PT21M2S</meta:editing-duration>
    <meta:editing-cycles>2</meta:editing-cycles>
    <meta:generator>LibreOffice/5.1.6.2$Linux_X86_64 LibreOffice_project/10m0$Build-2</meta:generator>
    <meta:document-statistic meta:table-count="1" meta:cell-count="11" meta:object-count="0"/>
  </office:meta>
</office:document-meta>
</file>